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1.4cm" svg:x="12.1cm" svg:y="1.4cm">
          <text:p text:style-name="P1"><text:span text:style-name="T1">edfsm_sup (su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cm" svg:height="3.7cm" svg:x="12.4cm" svg:y="4.6cm">
          <text:p text:style-name="P1"><text:span text:style-name="T2">edfsm_server</text:span></text:p>
          <text:p text:style-name="P1"><text:span text:style-name="T2"><text:s/></text:span><text:span text:style-name="T2">(gen serv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3cm" svg:y1="2.8cm" svg:x2="14.3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an Mangal</meta:initial-creator>
    <meta:creation-date>2013-06-07T05:09:50</meta:creation-date>
    <dc:date>2013-11-22T03:09:21.646664837</dc:date>
    <dc:creator>Aman Mangal</dc:creator>
    <meta:editing-duration>PT28M27S</meta:editing-duration>
    <meta:editing-cycles>16</meta:editing-cycles>
    <meta:generator>LibreOffice/4.1.2.3$Linux_x86 LibreOffice_project/410m0$Build-3</meta:generator>
    <meta:document-statistic meta:object-count="3"/>
  </office:meta>
</office:document-meta>
</file>